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ext-properties style:font-name="Albany AMT" style:font-name-asian="Albany AMT1" style:font-name-complex="Lucidasans"/>
    </style:style>
    <style:style style:name="ce11"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font-name="Albany AMT1"/>
    </style:style>
    <style:style style:name="ce15"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5">
            <text:p>5</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Control variables</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ofp.xls</text:p>
          </table:table-cell>
          <table:table-cell table:style-name="ce8" office:value-type="float" office:value="13">
            <text:p>13</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GTC_SLDev.xls</text:p>
          </table:table-cell>
          <table:table-cell table:style-name="ce8" office:value-type="float" office:value="12">
            <text:p>12</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Weekly_Store_Override_Central.xls</text:p>
          </table:table-cell>
          <table:table-cell table:style-name="ce8" office:value-type="float" office:value="11">
            <text:p>11</text:p>
          </table:table-cell>
        </table:table-row>
        <table:table-row table:style-name="ro1">
          <table:table-cell office:value-type="string">
            <text:p>VBAProject ( auto_open)</text:p>
          </table:table-cell>
          <table:table-cell office:value-type="float" office:value="3">
            <text:p>3</text:p>
          </table:table-cell>
          <table:table-cell/>
          <table:table-cell table:style-name="ce4" office:value-type="string">
            <text:p>TEC_structuring.xls</text:p>
          </table:table-cell>
          <table:table-cell table:style-name="ce8" office:value-type="float" office:value="10">
            <text:p>10</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Error Handling</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4">
            <text:p>4</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3">
            <text:p>3</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1">
            <text:p>1</text:p>
          </table:table-cell>
        </table:table-row>
        <table:table-row table:style-name="ro1">
          <table:table-cell office:value-type="string">
            <text:p>Shapes Collection</text:p>
          </table:table-cell>
          <table:table-cell office:value-type="float" office:value="2">
            <text:p>2</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Shape object</text:p>
          </table:table-cell>
          <table:table-cell office:value-type="float" office:value="2">
            <text:p>2</text:p>
          </table:table-cell>
          <table:table-cell/>
          <table:table-cell table:style-name="ce5" office:value-type="string">
            <text:p>Total Result</text:p>
          </table:table-cell>
          <table:table-cell table:style-name="ce9" office:value-type="float" office:value="119">
            <text:p>119</text:p>
          </table:table-cell>
        </table:table-row>
        <table:table-row table:style-name="ro1">
          <table:table-cell office:value-type="string">
            <text:p>Workbook.VBProject</text:p>
          </table:table-cell>
          <table:table-cell office:value-type="float" office:value="2">
            <text:p>2</text:p>
          </table:table-cell>
          <table:table-cell table:number-columns-repeated="3"/>
        </table:table-row>
        <table:table-row table:style-name="ro1">
          <table:table-cell office:value-type="string">
            <text:p>Name Object</text:p>
          </table:table-cell>
          <table:table-cell office:value-type="float" office:value="2">
            <text:p>2</text:p>
          </table:table-cell>
          <table:table-cell table:number-columns-repeated="3"/>
        </table:table-row>
        <table:table-row table:style-name="ro1">
          <table:table-cell office:value-type="string">
            <text:p>Names Collection</text:p>
          </table:table-cell>
          <table:table-cell office:value-type="float" office:value="2">
            <text:p>2</text:p>
          </table:table-cell>
          <table:table-cell table:number-columns-repeated="3"/>
        </table:table-row>
        <table:table-row table:style-name="ro1">
          <table:table-cell office:value-type="string">
            <text:p>Workbook_Open</text:p>
          </table:table-cell>
          <table:table-cell office:value-type="float" office:value="2">
            <text:p>2</text:p>
          </table:table-cell>
          <table:table-cell table:number-columns-repeated="3"/>
        </table:table-row>
        <table:table-row table:style-name="ro1">
          <table:table-cell office:value-type="string">
            <text:p>Worksheet.PageSetup</text:p>
          </table:table-cell>
          <table:table-cell office:value-type="float" office:value="2">
            <text:p>2</text:p>
          </table:table-cell>
          <table:table-cell table:number-columns-repeated="3"/>
        </table:table-row>
        <table:table-row table:style-name="ro1">
          <table:table-cell office:value-type="string">
            <text:p>Resume in error handler block</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Range.FormulaHidden</text:p>
          </table:table-cell>
          <table:table-cell office:value-type="float" office:value="2">
            <text:p>2</text:p>
          </table:table-cell>
          <table:table-cell table:number-columns-repeated="3"/>
        </table:table-row>
        <table:table-row table:style-name="ro1">
          <table:table-cell office:value-type="string">
            <text:p>Range.Locked</text:p>
          </table:table-cell>
          <table:table-cell office:value-type="float" office:value="2">
            <text:p>2</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Row Range Reference</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rray of Array dereferenc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tatusBar</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ursor</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Borders</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performance 'Set r = Range(“a:c”) ' takes too much time</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Multi-Area Range</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m as Class Modul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lass Module (properties)</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20">
            <text:p>120</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0"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0"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0"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Class Module (properties)</text:p>
          </table:table-cell>
          <table:table-cell table:style-name="ce10"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cell table:number-columns-repeated="3"/>
        </table:table-row>
        <table:table-row table:style-name="ro1">
          <table:table-cell office:value-type="string">
            <text:p>VBAProject ( auto_open)</text:p>
          </table:table-cell>
          <table:table-cell table:style-name="ce10"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0" office:value-type="string">
            <text:p>Weekly_Store_Override_Central.xls</text:p>
          </table:table-cell>
          <table:table-cell/>
          <table:table-cell table:style-name="ce10"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0" office:value-type="string">
            <text:p>Weekly_Store_Override_Central.xls</text:p>
          </table:table-cell>
          <table:table-cell/>
          <table:table-cell table:style-name="ce10"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0" office:value-type="string">
            <text:p>Weekly_Store_Override_Central.xls</text:p>
          </table:table-cell>
          <table:table-cell/>
          <table:table-cell table:style-name="ce10"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0" office:value-type="string">
            <text:p>Weekly_Store_Override_Central.xls</text:p>
          </table:table-cell>
          <table:table-cell/>
          <table:table-cell table:style-name="ce10"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0" office:value-type="string">
            <text:p>Weekly_Store_Override_Central.xls</text:p>
          </table:table-cell>
          <table:table-cell/>
          <table:table-cell table:style-name="ce10"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0" office:value-type="string">
            <text:p>Weekly_Store_Override_Central.xls</text:p>
          </table:table-cell>
          <table:table-cell/>
          <table:table-cell table:style-name="ce10"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UserForms support </text:p>
          </table:table-cell>
          <table:table-cell table:style-name="ce10" office:value-type="string">
            <text:p>Weekly_Store_Override_Central.xls</text:p>
          </table:table-cell>
          <table:table-cell/>
          <table:table-cell table:style-name="ce10"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table:style-name="ce10" office:value-type="string">
            <text:p>Control variables</text:p>
          </table:table-cell>
          <table:table-cell table:style-name="ce10" office:value-type="string">
            <text:p>Daily_PCS_Compliance_Reports_Central.xls</text:p>
          </table:table-cell>
          <table:table-cell/>
          <table:table-cell table:style-name="ce10"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Application.StatusBar</text:p>
          </table:table-cell>
          <table:table-cell table:style-name="ce10" office:value-type="string">
            <text:p>Daily_PCS_Compliance_Reports_Central.xls</text:p>
          </table:table-cell>
          <table:table-cell/>
          <table:table-cell table:style-name="ce10" office:value-type="string">
            <text:p>StatusBar property</text:p>
          </table:table-cell>
          <table:table-cell table:style-name="ce19" office:value-type="string">
            <text:p>Returns or sets the text in the status bar</text:p>
          </table:table-cell>
          <table:table-cell table:number-columns-repeated="3"/>
        </table:table-row>
        <table:table-row table:style-name="ro1">
          <table:table-cell office:value-type="string">
            <text:p>Application.Cursor</text:p>
          </table:table-cell>
          <table:table-cell table:style-name="ce10" office:value-type="string">
            <text:p>Daily_PCS_Compliance_Reports_Central.xls</text:p>
          </table:table-cell>
          <table:table-cell/>
          <table:table-cell table:style-name="ce10" office:value-type="string">
            <text:p>Cursor property</text:p>
          </table:table-cell>
          <table:table-cell table:style-name="ce19" office:value-type="string">
            <text:p>Returns or sets the appearance of the mouse pointer in Microsoft Excel</text:p>
          </table:table-cell>
          <table:table-cell table:number-columns-repeated="3"/>
        </table:table-row>
        <table:table-row table:style-name="ro1">
          <table:table-cell office:value-type="string">
            <text:p>Borders property</text:p>
          </table:table-cell>
          <table:table-cell table:style-name="ce10" office:value-type="string">
            <text:p>Daily_PCS_Compliance_Reports_Central.xls</text:p>
          </table:table-cell>
          <table:table-cell/>
          <table:table-cell table:style-name="ce10"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5"/>
          <table:table-cell table:number-columns-repeated="3"/>
        </table:table-row>
        <table:table-row table:style-name="ro2">
          <table:table-cell table:style-name="ce11"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3">
          <table:table-cell table:style-name="ce11"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1"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0"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0"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0"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0"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3">
          <table:table-cell table:style-name="ce11" office:value-type="string">
            <text:p>Application.DisplayAlerts</text:p>
          </table:table-cell>
          <table:table-cell office:value-type="string">
            <text:p>ofp.xls</text:p>
          </table:table-cell>
          <table:table-cell/>
          <table:table-cell office:value-type="string">
            <text:p>Application.DisplayAlerts</text:p>
          </table:table-cell>
          <table:table-cell table:style-name="ce10"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1"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1"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1"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1" office:value-type="string">
            <text:p>Multi-Area Range</text:p>
          </table:table-cell>
          <table:table-cell office:value-type="string">
            <text:p>ofp.xls</text:p>
          </table:table-cell>
          <table:table-cell/>
          <table:table-cell office:value-type="string">
            <text:p>Multi-Area Range.ClearContents</text:p>
          </table:table-cell>
          <table:table-cell office:value-type="string">
            <text:p>Range("B4,B5:D5").ClearContents barfs</text:p>
          </table:table-cell>
          <table:table-cell table:number-columns-repeated="3"/>
        </table:table-row>
        <table:table-row table:style-name="ro2">
          <table:table-cell table:style-name="ce11"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0" office:value-type="string">
            <text:p>ofp.xls</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table:style-name="ce11"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1"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1"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1"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1"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1"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0"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0" office:value-type="string">
            <text:p>ASIST.xls</text:p>
          </table:table-cell>
          <table:table-cell/>
          <table:table-cell table:style-name="ce10"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0" office:value-type="string">
            <text:p>ASIST.xls</text:p>
          </table:table-cell>
          <table:table-cell/>
          <table:table-cell table:style-name="ce10"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0" office:value-type="string">
            <text:p>ASIST.xls</text:p>
          </table:table-cell>
          <table:table-cell/>
          <table:table-cell table:style-name="ce10"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1"/>
          <table:table-cell office:value-type="string">
            <text:p>ASIST.xls</text:p>
          </table:table-cell>
          <table:table-cell table:number-columns-repeated="6"/>
        </table:table-row>
        <table:table-row table:style-name="ro1">
          <table:table-cell table:style-name="ce12" office:value-type="string">
            <text:p>dim as Class Module</text:p>
          </table:table-cell>
          <table:table-cell office:value-type="string">
            <text:p>AIRMatrix_-_Dept160.xls</text:p>
          </table:table-cell>
          <table:table-cell/>
          <table:table-cell office:value-type="string">
            <text:p>dim as Class Module</text:p>
          </table:table-cell>
          <table:table-cell office:value-type="string">
            <text:p>allow programmers to instantiate own defined classes</text:p>
          </table:table-cell>
          <table:table-cell table:number-columns-repeated="3"/>
        </table:table-row>
        <table:table-row table:style-name="ro1">
          <table:table-cell office:value-type="string">
            <text:p>Worksheet.PageSetup</text:p>
          </table:table-cell>
          <table:table-cell table:style-name="ce10"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0" office:value-type="string">
            <text:p>AIRMatrix_-_Dept160.xls</text:p>
          </table:table-cell>
          <table:table-cell/>
          <table:table-cell table:style-name="ce10"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2">
          <table:table-cell table:style-name="ce13" office:value-type="string">
            <text:p>CreateObject</text:p>
          </table:table-cell>
          <table:table-cell table:style-name="ce10"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1"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1"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0"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1"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0"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0" office:value-type="string">
            <text:p>AIRMatrix_-_Dept160.xls</text:p>
          </table:table-cell>
          <table:table-cell/>
          <table:table-cell table:style-name="ce10"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2">
          <table:table-cell table:style-name="ce11"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1"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1"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4"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1"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4"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4"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table:style-name="ce14"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cell table:number-columns-repeated="3"/>
        </table:table-row>
        <table:table-row table:style-name="ro2">
          <table:table-cell table:style-name="ce11"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1"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cell table:number-columns-repeated="3"/>
        </table:table-row>
        <table:table-row table:style-name="ro1">
          <table:table-cell table:style-name="ce14"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cell table:number-columns-repeated="3"/>
        </table:table-row>
        <table:table-row table:style-name="ro1">
          <table:table-cell table:style-name="ce14"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cell table:number-columns-repeated="3"/>
        </table:table-row>
        <table:table-row table:style-name="ro3">
          <table:table-cell table:style-name="ce15"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5"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5"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5"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5"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cell table:number-columns-repeated="3"/>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performance 'Set r = Range(“a:c”) ' takes too much time</text:p>
          </table:table-cell>
          <table:table-cell office:value-type="string">
            <text:p>TestColWidthRowHeight.xls</text:p>
          </table:table-cell>
          <table:table-cell/>
          <table:table-cell office:value-type="string">
            <text:p>performance 'Set r = Range(“a:c”) ' takes too much time</text:p>
          </table:table-cell>
          <table:table-cell office:value-type="string">
            <text:p>for some reason the 'Set r = range(“a:c”) takes an uncessary amount of time ( there should be no calculation involved here just a create and return of the range and setting of a referenc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SegedUrlap_V2542-060606-0801.xl</text:p>
          </table:table-cell>
          <table:table-cell/>
          <table:table-cell table:style-name="ce10"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0"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0" office:value-type="string">
            <text:p>2006InnovAlapSegedUrlap_V2542-060606-0801.xl</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0"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5"/>
          <table:table-cell table:number-columns-repeated="3"/>
        </table:table-row>
        <table:table-row table:style-name="ro3">
          <table:table-cell table:style-name="ce11"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PalyUrlap_V2561-060727-1800.xls </text:p>
          </table:table-cell>
          <table:table-cell/>
          <table:table-cell table:style-name="ce10"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0"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0"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4">
          <table:table-cell table:style-name="ce15"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
      <table:database-ranges>
        <table:database-range table:target-range-address="'Raw Data'.A1:'Raw Data'.B178" table:display-filter-buttons="true"/>
      </table:database-ranges>
      <table:data-pilot-tables>
        <table:data-pilot-table table:name="DataPilot1" table:application-data="" table:target-range-address="Analysis.A3:Analysis.B89" table:buttons="Analysis.A3 Analysis.A5" table:ignore-empty-rows="true">
          <table:source-cell-range table:cell-range-address="'Raw Data'.A1:'Raw Data'.B6000"/>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1" table:buttons="Analysis.D3 Analysis.D5" table:ignore-empty-rows="true">
          <table:source-cell-range table:cell-range-address="'Raw Data'.A1:'Raw Data'.B6000"/>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time>11:40:35</text:time><text:date style:data-style-name="N2" text:date-value="2006-08-10">10/08/2006</text:dat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08-10T11:40:35</dc:date>
    <dc:language>en-GB</dc:language>
    <meta:editing-cycles>83</meta:editing-cycles>
    <meta:editing-duration>P2DT2H8M46S</meta:editing-duration>
    <meta:user-defined meta:name="Info 1"/>
    <meta:user-defined meta:name="Info 2"/>
    <meta:user-defined meta:name="Info 3"/>
    <meta:user-defined meta:name="Info 4"/>
    <meta:document-statistic meta:table-count="2" meta:cell-count="681"/>
  </office:meta>
</office:document-meta>
</file>